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la primera linea dentro de la funcion crear-persona el puntero a tipo persona llamado nuevo <text:s/>no esta inicialisad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5:23:32.694796021</meta:creation-date>
    <meta:generator>LibreOffice/5.1.2.2$Linux_X86_64 LibreOffice_project/10m0$Build-2</meta:generator>
    <dc:date>2017-06-15T15:32:29.583843837</dc:date>
    <meta:editing-duration>PT8M57S</meta:editing-duration>
    <meta:editing-cycles>1</meta:editing-cycles>
    <meta:document-statistic meta:table-count="0" meta:image-count="0" meta:object-count="0" meta:page-count="1" meta:paragraph-count="1" meta:word-count="19" meta:character-count="118" meta:non-whitespace-character-count="98"/>
  </office:meta>
</office:document-meta>
</file>